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4.68437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2.51479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Things to Do - Project</text:p>
          </table:table-cell>
          <table:table-cell table:style-name="ce1"/>
          <table:table-cell office:value-type="string" table:style-name="ce3">
            <text:p>Priority</text:p>
          </table:table-cell>
          <table:table-cell office:value-type="string" table:style-name="ce3">
            <text:p>By</text:p>
          </table:table-cell>
          <table:table-cell office:value-type="string" table:style-name="ce3">
            <text:p>Comments</text:p>
          </table:table-cell>
          <table:table-cell table:style-name="ce3"/>
          <table:table-cell table:style-name="ce1"/>
          <table:table-cell office:value-type="string" table:style-name="ce1">
            <text:p>Things to Do - Projec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atabase / Models</text:p>
          </table:table-cell>
          <table:table-cell table:number-columns-repeated="6" table:style-name="ce1"/>
          <table:table-cell office:value-type="string" table:style-name="ce3">
            <text:p>Database / Model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 more seed Data to cover all combinations - UserSection by Sta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JC</text:p>
          </table:table-cell>
          <table:table-cell table:number-columns-repeated="3" table:style-name="ce1"/>
          <table:table-cell office:value-type="string" table:style-name="ce1">
            <text:p>Use Microsoft Authorisation and Database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sure Seed is work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JC</text:p>
          </table:table-cell>
          <table:table-cell table:number-columns-repeated="3" table:style-name="ce1"/>
          <table:table-cell office:value-type="string" table:style-name="ce1">
            <text:p>Counter by section for total of approved, <text:s/>funded, actual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hange user Name and Password to Private</text:p>
          </table:table-cell>
          <table:table-cell table:number-columns-repeated="5" table:style-name="ce1"/>
          <table:table-cell office:value-type="string" table:style-name="ce1">
            <text:p>set up a Prefund account that funding could issued from (Funds in / Funds out)<text:s/>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e-implement or remove Commeted data-annotations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x Problem with data-annotations Error Messa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JC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emove seeding updat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JC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xport Database to AWL / Azure - Change connection str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JC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Controllers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eate Controllers for OPW staff putting up Works Requests - EW,CW,M&amp;E,Storage</text:p>
          </table:table-cell>
          <table:table-cell table:style-name="ce1"/>
          <table:table-cell office:value-type="string" table:style-name="ce1">
            <text:p>JL</text:p>
          </table:table-cell>
          <table:table-cell table:number-columns-repeated="3" table:style-name="ce1"/>
          <table:table-cell office:value-type="string" table:style-name="ce1">
            <text:p>Controllers for items abov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4 - Controllers and views by section <text:s/>- Create Works Request</text:p>
          </table:table-cell>
          <table:table-cell table:style-name="ce1"/>
          <table:table-cell office:value-type="string" table:style-name="ce1">
            <text:p>JL</text:p>
          </table:table-cell>
          <table:table-cell office:value-type="string" table:style-name="ce2">
            <text:p>Need to add routing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<text:s text:c="74"/>- List of Works for section awaiting Approval</text:p>
          </table:table-cell>
          <table:table-cell table:style-name="ce4"/>
          <table:table-cell office:value-type="string" table:style-name="ce1">
            <text:p>J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4">
            <text:p><text:s text:c="74"/>- List of Works for section awaiting Funding</text:p>
          </table:table-cell>
          <table:table-cell table:style-name="ce4"/>
          <table:table-cell office:value-type="string" table:style-name="ce1">
            <text:p>J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4">
            <text:p><text:s text:c="74"/>- List Status of Works for section<text:s/></text:p>
          </table:table-cell>
          <table:table-cell table:style-name="ce4"/>
          <table:table-cell office:value-type="string" table:style-name="ce1">
            <text:p>J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reate Controllers for DEASP staff Approving Works Requests - Accommodation Funding</text:p>
          </table:table-cell>
          <table:table-cell table:style-name="ce1"/>
          <table:table-cell office:value-type="string" table:style-name="ce1">
            <text:p>J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2 - Controllers and views by section <text:s/>- Create Works Request</text:p>
          </table:table-cell>
          <table:table-cell table:number-columns-repeated="2" table:style-name="ce1"/>
          <table:table-cell office:value-type="string" table:style-name="ce2">
            <text:p>Button for approva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<text:s text:c="74"/>- List of Works for section awaiting Approv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<text:s text:c="74"/>- List of Works for section awaiting Fund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<text:s text:c="74"/>- List Status of Works for section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reate Controllers for DEASP staff Approving Works Requests - Accommodation Funding</text:p>
          </table:table-cell>
          <table:table-cell table:style-name="ce1"/>
          <table:table-cell office:value-type="string" table:style-name="ce1">
            <text:p>J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1 - Controllers and views by section <text:s/>- Create Works Reques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<text:s text:c="74"/>- List of Works for section awaiting Approv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<text:s text:c="74"/>- List of Works for section awaiting Fund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<text:s text:c="74"/>- List Status of Works for section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Views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me as above</text:p>
          </table:table-cell>
          <table:table-cell table:style-name="ce1"/>
          <table:table-cell office:value-type="string" table:style-name="ce1">
            <text:p>JL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eport Page</text:p>
          </table:table-cell>
          <table:table-cell table:style-name="ce1"/>
          <table:table-cell office:value-type="string" table:style-name="ce1">
            <text:p>J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esting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95% Test Coverag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uthenthication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stall Owin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 Authorise Data Notation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ocumentation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ut up Swagger and Swashbuckle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 comments to code ///</text:p>
          </table:table-cell>
          <table:table-cell table:number-columns-repeated="16382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ohn</meta:initial-creator>
    <dc:creator>John</dc:creator>
    <meta:creation-date>2018-11-28T17:25:23Z</meta:creation-date>
    <dc:date>2018-11-28T19:25:12Z</dc:date>
  </office:meta>
</office:document-meta>
</file>